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1"/>
    </style:style>
    <style:style style:name="T4" style:family="text">
      <style:text-properties style:text-position="sub 58%"/>
    </style:style>
    <style:style style:name="T5" style:family="text">
      <style:text-properties style:text-position="0% 100%"/>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26 de julio de 2012.</text:p>
      <text:p text:style-name="P1"/>
      <text:p text:style-name="P2"/>
      <text:p text:style-name="P6">1.- Se tiene que recibir una señal RS 232-C operando a 600 bps. Ud debe pasar la información a un registro de desplazamiento. El frame tiene formato 8, P, 1. Ud. debe transferir la info recibida en serie a un registro de ocho bits. Este registro es leído por el micro cada vez que se completa un caracter y <text:span text:style-name="T1">es la única relación</text:span> del procesador con el enlace serie.</text:p>
      <text:p text:style-name="P6"/>
      <text:p text:style-name="P6">1.a.- Establezca el método de sincronización de la señal RS 232, con sus componentes necesarios. Especifique la tolerancia (bajo norma) de la frecuencia de reloj y defina cual ha de ser esta frecuencia para una adecuada sincronización. Considere que la señal de entrada ha de muestrearse lo mas cerca posible de T<text:span text:style-name="T4">bit</text:span><text:span text:style-name="T5"> / 2.</text:span></text:p>
      <text:p text:style-name="P6"/>
      <text:p text:style-name="P6">1.b.- Dibuje el circuito asociado al registro de desplazamiento. Dibuje asimismo un circuito detallado de los dos primeros bits del mismo registro. Establezca el conjunto de señales necesarias para que este registro opere adecuadamente (reloj; líneas de control de flujo de datos; enables; etc.)</text:p>
      <text:p text:style-name="P6"/>
      <text:p text:style-name="P6">1.c.- Diseñe la interfase del registro y el micro. De algún modo este diagrama debe incluir el clock de comando del registro. Escriba el diagrama de flujo del programa que controla la operación. <text:span text:style-name="T1">Escriba un programa</text:span> para controlar la paridad. El conjunto debe operar por interrupción. Esta interrupción se genera cuando se detecta el final del carácter, y debe ejecutarse durante el bit de stop. </text:p>
      <text:p text:style-name="P6"/>
      <text:p text:style-name="P6"/>
      <text:p text:style-name="P6"/>
      <text:p text:style-name="P5"><text:span text:style-name="T2">2.- Un transductor genera información con una función de transferencia de 2,5 </text:span><text:span text:style-name="T3">µ</text:span><text:span text:style-name="T2">A/bit. Diseñe la interfase del mismo hacia un conversor A/D de 12 bits, con referencia de 10.0 V. La señal es de cc.</text:span></text:p>
      <text:p text:style-name="P6"/>
      <text:p text:style-name="P6">2.a.- establezca las tolerancias de los componentes pasivos de su circuito para un error de 0,1%.</text:p>
      <text:p text:style-name="P6"/>
      <text:p text:style-name="P6">2.b.- diseñe el hardware necesario para que se muestree esa señal a una tasa de 10Hz, operando por interrupción. Debe incluir el reloj, el controlador de interrupción que use y debe detallar la configuración del mismo.</text:p>
      <text:p text:style-name="P6"/>
      <text:p text:style-name="P3"/>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2-07-26T15:30:11.55</dc:date>
    <dc:creator>luis rafael canali</dc:creator>
    <meta:editing-duration>PT4H55M33S</meta:editing-duration>
    <meta:editing-cycles>20</meta:editing-cycles>
    <meta:generator>OpenOffice.org/3.3$Win32 OpenOffice.org_project/330m20$Build-9567</meta:generator>
    <meta:document-statistic meta:table-count="0" meta:image-count="0" meta:object-count="0" meta:page-count="1" meta:paragraph-count="13" meta:word-count="351" meta:character-count="2111"/>
  </office:meta>
</office:document-meta>
</file>